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347in" fo:margin-left="0.0278in" fo:margin-top="0in" fo:margin-bottom="0in" table:align="left"/>
    </style:style>
    <style:style style:name="Table1.A" style:family="table-column">
      <style:table-column-properties style:column-width="2.7778in"/>
    </style:style>
    <style:style style:name="Table1.B" style:family="table-column">
      <style:table-column-properties style:column-width="4.1569in"/>
    </style:style>
    <style:style style:name="Table1.A1" style:family="table-cell">
      <style:table-cell-properties fo:background-color="transparent" fo:padding="0.0403in" fo:border="none">
        <style:background-image/>
      </style:table-cell-properties>
    </style:style>
    <style:style style:name="Table2" style:family="table">
      <style:table-properties style:width="6.9306in" fo:margin-left="0.0042in" fo:margin-top="0in" fo:margin-bottom="0.2in" table:align="left"/>
    </style:style>
    <style:style style:name="Table2.A" style:family="table-column">
      <style:table-column-properties style:column-width="3.4583in"/>
    </style:style>
    <style:style style:name="Table2.B" style:family="table-column">
      <style:table-column-properties style:column-width="3.4722in"/>
    </style:style>
    <style:style style:name="Table2.A1" style:family="table-cell">
      <style:table-cell-properties fo:padding="0.0382in" fo:border="none"/>
    </style:style>
    <style:style style:name="P1" style:family="paragraph" style:parent-style-name="Footer">
      <style:paragraph-properties fo:text-align="end" style:justify-single-word="false"/>
      <style:text-properties officeooo:rsid="000eab09" officeooo:paragraph-rsid="000f7111"/>
    </style:style>
    <style:style style:name="P2" style:family="paragraph" style:parent-style-name="Footer">
      <style:paragraph-properties fo:text-align="end" style:justify-single-word="false"/>
      <style:text-properties officeooo:rsid="000eab09" officeooo:paragraph-rsid="000eab09"/>
    </style:style>
    <style:style style:name="P3" style:family="paragraph" style:parent-style-name="Text_20_body">
      <style:text-properties officeooo:paragraph-rsid="004d7ea7"/>
    </style:style>
    <style:style style:name="P4" style:family="paragraph" style:parent-style-name="Text_20_body">
      <style:text-properties officeooo:rsid="0035ad6d" officeooo:paragraph-rsid="0035ad6d"/>
    </style:style>
    <style:style style:name="P5" style:family="paragraph" style:parent-style-name="Text_20_body">
      <style:text-properties officeooo:paragraph-rsid="005214bb"/>
    </style:style>
    <style:style style:name="P6" style:family="paragraph" style:parent-style-name="Text_20_body">
      <style:text-properties officeooo:paragraph-rsid="007232a7"/>
    </style:style>
    <style:style style:name="P7" style:family="paragraph" style:parent-style-name="Text_20_body">
      <style:text-properties fo:font-weight="bold" officeooo:rsid="0019b638" officeooo:paragraph-rsid="007232a7" style:font-weight-asian="bold" style:font-weight-complex="bold"/>
    </style:style>
    <style:style style:name="P8" style:family="paragraph" style:parent-style-name="Text_20_body">
      <style:text-properties officeooo:rsid="0014fce0" officeooo:paragraph-rsid="004906d7"/>
    </style:style>
    <style:style style:name="P9" style:family="paragraph" style:parent-style-name="Text_20_body">
      <style:paragraph-properties fo:margin-top="0in" fo:margin-bottom="0in" style:contextual-spacing="false"/>
    </style:style>
    <style:style style:name="P10" style:family="paragraph" style:parent-style-name="Text_20_body">
      <style:paragraph-properties fo:margin-top="0in" fo:margin-bottom="0in" style:contextual-spacing="false"/>
      <style:text-properties fo:font-weight="bold" style:font-weight-asian="bold" style:font-weight-complex="bold"/>
    </style:style>
    <style:style style:name="P11" style:family="paragraph" style:parent-style-name="Text_20_body">
      <style:paragraph-properties fo:margin-top="0in" fo:margin-bottom="0in" style:contextual-spacing="false"/>
      <style:text-properties fo:font-weight="bold" officeooo:rsid="0012c5bb" officeooo:paragraph-rsid="0012c5bb" style:font-weight-asian="bold" style:font-weight-complex="bold"/>
    </style:style>
    <style:style style:name="P12" style:family="paragraph" style:parent-style-name="Text_20_body">
      <style:paragraph-properties fo:margin-top="0in" fo:margin-bottom="0in" style:contextual-spacing="false"/>
      <style:text-properties officeooo:rsid="004ea108" officeooo:paragraph-rsid="004ea108"/>
    </style:style>
    <style:style style:name="P13" style:family="paragraph" style:parent-style-name="Text_20_body">
      <style:paragraph-properties fo:margin-top="0in" fo:margin-bottom="0in" style:contextual-spacing="false"/>
      <style:text-properties officeooo:rsid="00500498" officeooo:paragraph-rsid="00500498"/>
    </style:style>
    <style:style style:name="P14" style:family="paragraph" style:parent-style-name="Footnote">
      <style:text-properties officeooo:rsid="00262b78" officeooo:paragraph-rsid="00262b78"/>
    </style:style>
    <style:style style:name="P15" style:family="paragraph" style:parent-style-name="Footnote">
      <style:text-properties officeooo:rsid="005214bb" officeooo:paragraph-rsid="005214bb"/>
    </style:style>
    <style:style style:name="P16" style:family="paragraph" style:parent-style-name="Footnote">
      <style:text-properties officeooo:rsid="00500498" officeooo:paragraph-rsid="00133b57"/>
    </style:style>
    <style:style style:name="P17" style:family="paragraph" style:parent-style-name="Footnote">
      <style:text-properties officeooo:rsid="00203ea6" officeooo:paragraph-rsid="00203ea6"/>
    </style:style>
    <style:style style:name="P18" style:family="paragraph" style:parent-style-name="Text_20_body">
      <style:paragraph-properties fo:margin-left="0.4925in" fo:margin-right="0in" fo:text-indent="0in" style:auto-text-indent="false"/>
      <style:text-properties officeooo:paragraph-rsid="005214bb"/>
    </style:style>
    <style:style style:name="P19" style:family="paragraph" style:parent-style-name="Text_20_body">
      <style:paragraph-properties fo:margin-left="0.4925in" fo:margin-right="0in" fo:text-indent="0in" style:auto-text-indent="false"/>
      <style:text-properties fo:font-weight="bold" officeooo:rsid="0019b638" officeooo:paragraph-rsid="005214bb" style:font-weight-asian="bold" style:font-weight-complex="bold"/>
    </style:style>
    <style:style style:name="P20" style:family="paragraph" style:parent-style-name="Text_20_body">
      <style:paragraph-properties fo:margin-left="0.4925in" fo:margin-right="0in" fo:text-indent="0in" style:auto-text-indent="false"/>
      <style:text-properties fo:font-style="normal" style:font-style-asian="normal" style:font-style-complex="normal"/>
    </style:style>
    <style:style style:name="P21" style:family="paragraph" style:parent-style-name="Text_20_body" style:list-style-name="L1">
      <style:text-properties officeooo:paragraph-rsid="001c907a"/>
    </style:style>
    <style:style style:name="P22" style:family="paragraph" style:parent-style-name="Text_20_body" style:list-style-name="L1">
      <style:text-properties fo:font-size="11pt" officeooo:paragraph-rsid="001c907a"/>
    </style:style>
    <style:style style:name="P23" style:family="paragraph" style:parent-style-name="Text_20_body" style:list-style-name="L1">
      <style:text-properties officeooo:rsid="00500498" officeooo:paragraph-rsid="00500498"/>
    </style:style>
    <style:style style:name="P24" style:family="paragraph" style:parent-style-name="Text_20_body" style:list-style-name="L1">
      <style:text-properties officeooo:rsid="005187e0" officeooo:paragraph-rsid="005187e0"/>
    </style:style>
    <style:style style:name="P25" style:family="paragraph" style:parent-style-name="Text_20_body" style:list-style-name="L2">
      <style:text-properties officeooo:rsid="003a451d" officeooo:paragraph-rsid="008602c2"/>
    </style:style>
    <style:style style:name="P26" style:family="paragraph" style:parent-style-name="Text_20_body" style:list-style-name="L2">
      <style:text-properties officeooo:rsid="001e519d" officeooo:paragraph-rsid="005af937"/>
    </style:style>
    <style:style style:name="P27" style:family="paragraph" style:parent-style-name="Text_20_body">
      <style:text-properties officeooo:paragraph-rsid="008cc91f"/>
    </style:style>
    <style:style style:name="P28" style:family="paragraph" style:parent-style-name="Heading_20_1">
      <style:paragraph-properties fo:text-align="end" style:justify-single-word="false"/>
    </style:style>
    <style:style style:name="P29" style:family="paragraph" style:parent-style-name="Heading_20_1">
      <style:paragraph-properties fo:text-align="end" style:justify-single-word="false"/>
      <style:text-properties fo:font-weight="normal" style:font-weight-asian="normal" style:font-weight-complex="normal"/>
    </style:style>
    <style:style style:name="P30" style:family="paragraph" style:parent-style-name="Heading_20_1">
      <style:text-properties officeooo:rsid="004906d7" officeooo:paragraph-rsid="004906d7"/>
    </style:style>
    <style:style style:name="P31" style:family="paragraph" style:parent-style-name="Heading_20_1">
      <style:text-properties fo:color="#000000" officeooo:paragraph-rsid="00893e6c"/>
    </style:style>
    <style:style style:name="P32" style:family="paragraph" style:parent-style-name="Heading_20_1" style:master-page-name="First_20_Page">
      <style:paragraph-properties style:page-number="auto"/>
      <style:text-properties officeooo:rsid="004d3bdf" officeooo:paragraph-rsid="004d3bdf"/>
    </style:style>
    <style:style style:name="P33" style:family="paragraph" style:parent-style-name="Footnote">
      <style:text-properties officeooo:rsid="00262b78" officeooo:paragraph-rsid="00262b78"/>
    </style:style>
    <style:style style:name="T1" style:family="text">
      <style:text-properties officeooo:rsid="006ea3ee"/>
    </style:style>
    <style:style style:name="T2" style:family="text">
      <style:text-properties officeooo:rsid="0087de65"/>
    </style:style>
    <style:style style:name="T3" style:family="text">
      <style:text-properties fo:font-style="normal" style:text-underline-style="none" style:font-style-asian="normal" style:font-style-complex="normal"/>
    </style:style>
    <style:style style:name="T4" style:family="text">
      <style:text-properties officeooo:rsid="003f1659"/>
    </style:style>
    <style:style style:name="T5" style:family="text">
      <style:text-properties officeooo:rsid="003bd107"/>
    </style:style>
    <style:style style:name="T6" style:family="text">
      <style:text-properties officeooo:rsid="00327710"/>
    </style:style>
    <style:style style:name="T7" style:family="text">
      <style:text-properties officeooo:rsid="0039216c"/>
    </style:style>
    <style:style style:name="T8" style:family="text">
      <style:text-properties officeooo:rsid="003c9565"/>
    </style:style>
    <style:style style:name="T9" style:family="text">
      <style:text-properties officeooo:rsid="003da220"/>
    </style:style>
    <style:style style:name="T10" style:family="text">
      <style:text-properties officeooo:rsid="003fc41e"/>
    </style:style>
    <style:style style:name="T11" style:family="text">
      <style:text-properties fo:font-weight="bold" style:font-weight-asian="bold" style:font-weight-complex="bold"/>
    </style:style>
    <style:style style:name="T12" style:family="text">
      <style:text-properties fo:font-weight="bold" officeooo:rsid="00155429" style:font-weight-asian="bold" style:font-weight-complex="bold"/>
    </style:style>
    <style:style style:name="T13" style:family="text">
      <style:text-properties fo:font-weight="bold" officeooo:rsid="001b2472" style:font-weight-asian="bold" style:font-weight-complex="bold"/>
    </style:style>
    <style:style style:name="T14" style:family="text">
      <style:text-properties fo:font-weight="bold" officeooo:rsid="001c907a" style:font-weight-asian="bold" style:font-weight-complex="bold"/>
    </style:style>
    <style:style style:name="T15" style:family="text">
      <style:text-properties fo:font-weight="bold" officeooo:rsid="001d2f14" style:font-weight-asian="bold" style:font-weight-complex="bold"/>
    </style:style>
    <style:style style:name="T16" style:family="text">
      <style:text-properties officeooo:rsid="00194579"/>
    </style:style>
    <style:style style:name="T17" style:family="text">
      <style:text-properties officeooo:rsid="0019b638"/>
    </style:style>
    <style:style style:name="T18" style:family="text">
      <style:text-properties officeooo:rsid="001b2472"/>
    </style:style>
    <style:style style:name="T19" style:family="text">
      <style:text-properties fo:font-weight="normal" style:font-weight-asian="normal" style:font-weight-complex="normal"/>
    </style:style>
    <style:style style:name="T20" style:family="text">
      <style:text-properties fo:font-weight="normal" officeooo:rsid="001b2472" style:font-weight-asian="normal" style:font-weight-complex="normal"/>
    </style:style>
    <style:style style:name="T21" style:family="text">
      <style:text-properties fo:font-weight="normal" officeooo:rsid="001c907a" style:font-weight-asian="normal" style:font-weight-complex="normal"/>
    </style:style>
    <style:style style:name="T22" style:family="text">
      <style:text-properties fo:font-weight="normal" officeooo:rsid="001d2f14" style:font-weight-asian="normal" style:font-weight-complex="normal"/>
    </style:style>
    <style:style style:name="T23" style:family="text">
      <style:text-properties fo:font-weight="normal" officeooo:rsid="001f3e28" style:font-weight-asian="normal" style:font-weight-complex="normal"/>
    </style:style>
    <style:style style:name="T24" style:family="text">
      <style:text-properties fo:font-weight="normal" officeooo:rsid="0020273c" style:font-weight-asian="normal" style:font-weight-complex="normal"/>
    </style:style>
    <style:style style:name="T25" style:family="text">
      <style:text-properties fo:font-weight="normal" officeooo:rsid="00203ea6" style:font-weight-asian="normal" style:font-weight-complex="normal"/>
    </style:style>
    <style:style style:name="T26" style:family="text">
      <style:text-properties fo:font-weight="normal" officeooo:rsid="00215fe5" style:font-weight-asian="normal" style:font-weight-complex="normal"/>
    </style:style>
    <style:style style:name="T27" style:family="text">
      <style:text-properties fo:font-weight="normal" officeooo:rsid="00234e6d" style:font-weight-asian="normal" style:font-weight-complex="normal"/>
    </style:style>
    <style:style style:name="T28" style:family="text">
      <style:text-properties fo:font-weight="normal" officeooo:rsid="00236645" style:font-weight-asian="normal" style:font-weight-complex="normal"/>
    </style:style>
    <style:style style:name="T29" style:family="text">
      <style:text-properties fo:font-weight="normal" officeooo:rsid="002b1d08" style:font-weight-asian="normal" style:font-weight-complex="normal"/>
    </style:style>
    <style:style style:name="T30" style:family="text">
      <style:text-properties fo:font-weight="normal" officeooo:rsid="002b2699" style:font-weight-asian="normal" style:font-weight-complex="normal"/>
    </style:style>
    <style:style style:name="T31" style:family="text">
      <style:text-properties fo:font-weight="normal" officeooo:rsid="0035ad6d" style:font-weight-asian="normal" style:font-weight-complex="normal"/>
    </style:style>
    <style:style style:name="T32" style:family="text">
      <style:text-properties fo:font-weight="normal" officeooo:rsid="003a466a" style:font-weight-asian="normal" style:font-weight-complex="normal"/>
    </style:style>
    <style:style style:name="T33" style:family="text">
      <style:text-properties fo:font-weight="normal" officeooo:rsid="003c007c" style:font-weight-asian="normal" style:font-weight-complex="normal"/>
    </style:style>
    <style:style style:name="T34" style:family="text">
      <style:text-properties fo:font-weight="normal" officeooo:rsid="00729447" style:font-weight-asian="normal" style:font-weight-complex="normal"/>
    </style:style>
    <style:style style:name="T35" style:family="text">
      <style:text-properties fo:font-weight="normal" officeooo:rsid="008602c2" style:font-weight-asian="normal" style:font-weight-complex="normal"/>
    </style:style>
    <style:style style:name="T36" style:family="text">
      <style:text-properties fo:font-weight="normal" officeooo:rsid="0087de65" style:font-weight-asian="normal" style:font-weight-complex="normal"/>
    </style:style>
    <style:style style:name="T37" style:family="text">
      <style:text-properties fo:font-weight="normal" officeooo:rsid="0088c043" style:font-weight-asian="normal" style:font-weight-complex="normal"/>
    </style:style>
    <style:style style:name="T38" style:family="text">
      <style:text-properties officeooo:rsid="0031acab"/>
    </style:style>
    <style:style style:name="T39" style:family="text">
      <style:text-properties officeooo:rsid="00331a82"/>
    </style:style>
    <style:style style:name="T40" style:family="text">
      <style:text-properties officeooo:rsid="00375302"/>
    </style:style>
    <style:style style:name="T41" style:family="text">
      <style:text-properties officeooo:rsid="003c007c"/>
    </style:style>
    <style:style style:name="T42" style:family="text">
      <style:text-properties officeooo:rsid="004c343a"/>
    </style:style>
    <style:style style:name="T43" style:family="text">
      <style:text-properties officeooo:rsid="004d7ea7"/>
    </style:style>
    <style:style style:name="T44" style:family="text">
      <style:text-properties officeooo:rsid="00500498"/>
    </style:style>
    <style:style style:name="T45" style:family="text">
      <style:text-properties officeooo:rsid="005187e0"/>
    </style:style>
    <style:style style:name="T46" style:family="text">
      <style:text-properties officeooo:rsid="005210fa"/>
    </style:style>
    <style:style style:name="T47" style:family="text">
      <style:text-properties officeooo:rsid="005214bb"/>
    </style:style>
    <style:style style:name="T48" style:family="text">
      <style:text-properties fo:color="#000000"/>
    </style:style>
    <style:style style:name="T49" style:family="text">
      <style:text-properties fo:color="#000000" officeooo:rsid="004c343a"/>
    </style:style>
    <style:style style:name="T50" style:family="text">
      <style:text-properties fo:color="#000000" officeooo:rsid="00893e6c"/>
    </style:style>
    <style:style style:name="T51" style:family="text">
      <style:text-properties fo:color="#000000" officeooo:rsid="00198afe"/>
    </style:style>
    <style:style style:name="T52" style:family="text">
      <style:text-properties officeooo:rsid="005655c1"/>
    </style:style>
    <style:style style:name="T53" style:family="text">
      <style:text-properties officeooo:rsid="006787bc"/>
    </style:style>
    <style:style style:name="T54" style:family="text">
      <style:text-properties officeooo:rsid="0068eacb"/>
    </style:style>
    <style:style style:name="T55" style:family="text">
      <style:text-properties fo:color="#dd4814" officeooo:rsid="0068eacb"/>
    </style:style>
    <style:style style:name="T56" style:family="text">
      <style:text-properties fo:color="#dd4814" officeooo:rsid="005655c1"/>
    </style:style>
    <style:style style:name="T57" style:family="text">
      <style:text-properties fo:color="#dd4814" officeooo:rsid="00893e6c"/>
    </style:style>
    <style:style style:name="T58" style:family="text">
      <style:text-properties officeooo:rsid="00703100"/>
    </style:style>
    <style:style style:name="T59" style:family="text">
      <style:text-properties officeooo:rsid="00731bfb"/>
    </style:style>
    <style:style style:name="T60" style:family="text">
      <style:text-properties officeooo:rsid="0073af82"/>
    </style:style>
    <style:style style:name="T61" style:family="text">
      <style:text-properties officeooo:rsid="0082e140"/>
    </style:style>
    <style:style style:name="T62" style:family="text">
      <style:text-properties officeooo:rsid="008602c2"/>
    </style:style>
    <style:style style:name="T63" style:family="text">
      <style:text-properties officeooo:rsid="00198afe"/>
    </style:style>
    <style:style style:name="T64" style:family="text">
      <style:text-properties style:text-underline-style="solid" style:text-underline-width="auto" style:text-underline-color="font-color" fo:font-weight="bold" officeooo:rsid="005214bb"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Overview</text:h>
      <text:p text:style-name="P3"><text:span text:style-name="T4">Nexus Web Meet provides reliable and sophisticated </text:span>group collaboration using <text:span text:style-name="T5">internet-connected </text:span>laptop<text:span text:style-name="T5">s</text:span>, table<text:span text:style-name="T5">ts and cell phones</text:span>. <text:span text:style-name="T6">Much like a traditional conference center, Nexus Web Meet provides users with a dedicated and private meeting location inside a secure space that is flexible enough to accommodate many types of meeting and collaboration needs. In contrast to a brick-and-mortar location, Nexus Web Meet allows meeting attendees to participate from any geographic location at all using basic internet-connected devices.</text:span><text:span text:style-name="T6"><text:note text:id="ftn1" text:note-class="footnote"><text:note-citation>1</text:note-citation><text:note-body><text:p text:style-name="P15">See <text:a xlink:type="simple" xlink:href="http://northbridgetech.org/downloads/Northbridge_tech_specs.pdf"><text:span text:style-name="T55">Technical Specifications</text:span></text:a> for <text:span text:style-name="T54">details</text:span> about the devices that are required to connect to a web conference: http://northbridgetech.org/download<text:span text:style-name="T53">s</text:span>/<text:span text:style-name="T53">Northbridge_tech_specs</text:span>.pdf</text:p></text:note-body></text:note></text:span></text:p>
      <text:p text:style-name="P3"/>
      <table:table table:name="Table1" table:style-name="Table1">
        <table:table-column table:style-name="Table1.A"/>
        <table:table-column table:style-name="Table1.B"/>
        <table:table-row>
          <table:table-cell table:style-name="Table1.A1" office:value-type="string">
            <text:p text:style-name="P10"><text:span text:style-name="T38">Digital</text:span> <text:span text:style-name="T17">A</text:span>udio</text:p>
          </table:table-cell>
          <table:table-cell table:style-name="Table1.A1" office:value-type="string">
            <text:p text:style-name="P9">Talk and listen over the internet with a digital voice quality that <text:span text:style-name="T38">is higher than</text:span> typical cell phone meeting lines.</text:p>
          </table:table-cell>
        </table:table-row>
        <table:table-row>
          <table:table-cell table:style-name="Table1.A1" office:value-type="string">
            <text:p text:style-name="P10">Video Camera</text:p>
          </table:table-cell>
          <table:table-cell table:style-name="Table1.A1" office:value-type="string">
            <text:p text:style-name="P9">Get the face-to-face experience with dedicated video feed for every meeting attendee.</text:p>
          </table:table-cell>
        </table:table-row>
        <table:table-row>
          <table:table-cell table:style-name="Table1.A1" office:value-type="string">
            <text:p text:style-name="P10">Presentations</text:p>
          </table:table-cell>
          <table:table-cell table:style-name="Table1.A1" office:value-type="string">
            <text:p text:style-name="P9"><text:span text:style-name="T39">Present and view</text:span> meeting materials as if you were in the same room <text:span text:style-name="T16">together.</text:span></text:p>
          </table:table-cell>
        </table:table-row>
        <table:table-row>
          <table:table-cell table:style-name="Table1.A1" office:value-type="string">
            <text:p text:style-name="P10">Whiteboard</text:p>
          </table:table-cell>
          <table:table-cell table:style-name="Table1.A1" office:value-type="string">
            <text:p text:style-name="P9">Enhance a presentation or lecture, or just brainstorm, <text:span text:style-name="T39">using a shared virtual whiteboard.</text:span></text:p>
          </table:table-cell>
        </table:table-row>
        <table:table-row>
          <table:table-cell table:style-name="Table1.A1" office:value-type="string">
            <text:p text:style-name="P10">Desktop Sharing</text:p>
          </table:table-cell>
          <table:table-cell table:style-name="Table1.A1" office:value-type="string">
            <text:p text:style-name="P12">Create live demonstrations by sharing <text:span text:style-name="T58">the screen of </text:span>a local desktop with the whole audience.</text:p>
          </table:table-cell>
        </table:table-row>
        <table:table-row>
          <table:table-cell table:style-name="Table1.A1" office:value-type="string">
            <text:p text:style-name="P11">In-meeting Chat</text:p>
          </table:table-cell>
          <table:table-cell table:style-name="Table1.A1" office:value-type="string">
            <text:p text:style-name="P12">Conduct polls or ask private questions using the on-screen chat window.</text:p>
          </table:table-cell>
        </table:table-row>
        <table:table-row>
          <table:table-cell table:style-name="Table1.A1" office:value-type="string">
            <text:p text:style-name="P11">Recording and Playback</text:p>
          </table:table-cell>
          <table:table-cell table:style-name="Table1.A1" office:value-type="string">
            <text:p text:style-name="P13">Make a meeting available on demand to folks who were unable to attend.</text:p>
          </table:table-cell>
        </table:table-row>
        <table:table-row>
          <table:table-cell table:style-name="Table1.A1" office:value-type="string">
            <text:p text:style-name="P11">Webinars</text:p>
          </table:table-cell>
          <table:table-cell table:style-name="Table1.A1" office:value-type="string">
            <text:p text:style-name="P13">Broadcast a presentation to <text:span text:style-name="T61">three or </text:span>hundreds of participants simultaneously.</text:p>
          </table:table-cell>
        </table:table-row>
      </table:table>
      <text:h text:style-name="Heading_20_1" text:outline-level="1"><text:soft-page-break/>Benefits <text:span text:style-name="T8">of Web Conferencing</text:span></text:h>
      <text:p text:style-name="P3"><text:span text:style-name="T5">T</text:span>hough the value of face-to-face meetings remains unchallenged, many nonprofits are beginning to realize that the benefits of digital collaboration are <text:span text:style-name="T7">also </text:span>significant. <text:span text:style-name="T43">If <text:s/>your nonprofit organization is not fluent with web conferencing tools and services then you may be missing out on an opportunity to extend your impact!</text:span></text:p>
      <table:table table:name="Table2" table:style-name="Table2">
        <table:table-column table:style-name="Table2.A"/>
        <table:table-column table:style-name="Table2.B"/>
        <table:table-row>
          <table:table-cell table:style-name="Table2.A1" office:value-type="string">
            <text:list xml:id="list6231077556576259883" text:style-name="L1">
              <text:list-item>
                <text:p text:style-name="P21">Reduced travel expense <text:note text:id="ftn2" text:note-class="footnote"><text:note-citation>2</text:note-citation><text:note-body><text:p text:style-name="P16">Though there is cost associated with maintaining the computers that are used to connect to a web conference meeting, this total cost is typically much lower than repeated travel expenses. Also, many organizations already have in place the tools that are required to participate in a Nexus web conference.</text:p></text:note-body></text:note></text:p>
              </text:list-item>
              <text:list-item>
                <text:p text:style-name="P21">Increased <text:span text:style-name="T44">capacity </text:span>to <text:span text:style-name="T44">collaborate</text:span> with far away peopl<text:span text:style-name="T9">e </text:span></text:p>
              </text:list-item>
              <text:list-item>
                <text:p text:style-name="P22"><text:span text:style-name="T45">P</text:span>reserv<text:span text:style-name="T45">e and archive</text:span> meeting records in a c<text:span text:style-name="T46">entralized </text:span>place</text:p>
              </text:list-item>
            </text:list>
          </table:table-cell>
          <table:table-cell table:style-name="Table2.A1" office:value-type="string">
            <text:list xml:id="list162923493399953" text:continue-numbering="true" text:style-name="L1">
              <text:list-item>
                <text:p text:style-name="P23">Include absent team members more effectively by preserving an important meeting for later playback</text:p>
              </text:list-item>
              <text:list-item>
                <text:p text:style-name="P24"><text:span text:style-name="T46">Automated </text:span>Post-meeting attendance reporting</text:p>
              </text:list-item>
            </text:list>
          </table:table-cell>
        </table:table-row>
      </table:table>
      <text:h text:style-name="Heading_20_1" text:outline-level="1">Why Northbridge <text:span text:style-name="T10">for Your Web Conference Needs</text:span>?</text:h>
      <text:p text:style-name="P4">Of the marketplace options for web conference service, there are several reasons that <text:span text:style-name="T47">Nexus Web Meet, powered by Northbridge </text:span><text:span text:style-name="T64">Technology</text:span><text:span text:style-name="T47"> Alliance,</text:span> is the best choice for <text:span text:style-name="T47">charitable organizations</text:span> who are working toward social justice or community bui<text:span text:style-name="T47">l</text:span>ding <text:span text:style-name="T47">efforts</text:span>. </text:p>
      <text:p text:style-name="P5"><text:span text:style-name="T14">Robust</text:span><text:span text:style-name="T13"> and stable feature set </text:span><text:span text:style-name="T15">with unrivaled value proposition</text:span></text:p>
      <text:p text:style-name="P18"><text:span text:style-name="T21">Because we are largely volunteer-supported </text:span><text:span text:style-name="T36">and draw from the open source software tradtion,</text:span><text:span text:style-name="T21">, Northbridge is able to host an extraordinarily rich feature set that compares </text:span><text:span text:style-name="T29">very</text:span><text:span text:style-name="T27"> </text:span><text:span text:style-name="T21">favorably to </text:span><text:span text:style-name="T25">leading</text:span><text:span text:style-name="T21"> profit-sector </text:span><text:span text:style-name="T25">offerings</text:span><text:span text:style-name="T21">. </text:span><text:span text:style-name="T35">For membership dues as low as </text:span><text:span text:style-name="T31">$</text:span><text:span text:style-name="T35">120</text:span><text:span text:style-name="T31"> USD, </text:span><text:span text:style-name="T35">we are able to provide </text:span><text:span text:style-name="T31">a full year of feature-rich service. </text:span><text:span text:style-name="T25">Backed by </text:span><text:span text:style-name="T24">the acclaimed </text:span><text:span text:style-name="T26">Free and Open Source <text:s/></text:span><text:span text:style-name="T24">project called BigBlueButton</text:span><text:span text:style-name="T24"><text:note text:id="ftn3" text:note-class="footnote"><text:note-citation>3</text:note-citation><text:note-body><text:p text:style-name="P17"><text:a xlink:type="simple" xlink:href="http://bigbluebutton.org./"><text:span text:style-name="T56">BigBlueButton</text:span></text:a><text:span text:style-name="T52">: http://bigbluebutton.org</text:span></text:p></text:note-body></text:note></text:span><text:span text:style-name="T24">, Northbridge </text:span><text:span text:style-name="T28">provides</text:span><text:span text:style-name="T27"> </text:span><text:span text:style-name="T31">this </text:span><text:span text:style-name="T27">value-laden,</text:span><text:span text:style-name="T25"> sophisticated </text:span><text:span text:style-name="T31">web </text:span><text:span text:style-name="T25">conferencing </text:span><text:span text:style-name="T34">service </text:span><text:span text:style-name="T30">exclusively</text:span><text:span text:style-name="T25"> to our</text:span><text:span text:style-name="T21"> qualified nonprofit partners in fulfill</text:span><text:span text:style-name="T22">ment of</text:span><text:span text:style-name="T21"> our </text:span><text:span text:style-name="T22">US 501(c)(3 mission. </text:span></text:p>
      <text:p text:style-name="P6"><text:span text:style-name="T11">T</text:span><text:span text:style-name="T12">horough t</text:span><text:span text:style-name="T11">raining</text:span><text:span text:style-name="T12">.</text:span></text:p>
      <text:p text:style-name="P20">Corporations of all structures and sizes report that there is a learning curve associated with <text:soft-page-break/>incorporating web conferencing practices into their overall communication strategies. <text:s/>We recognize that it is essential for organizations to become fluent and confident in the use of web conference tools in order for the<text:span text:style-name="T2">ir</text:span> benefits to be fully realized. Therefore, in fulfillment of our mission, we include high-quality, <text:span text:style-name="T59">instructor-led </text:span>training with every <text:span text:style-name="T2">conference package.</text:span></text:p>
      <text:p text:style-name="P7">Strengthen the <text:span text:style-name="T41">s</text:span>ocial <text:span text:style-name="T41">j</text:span>ustice <text:span text:style-name="T33">c</text:span><text:span text:style-name="T19">ommunit</text:span><text:span text:style-name="T20">y</text:span><text:span text:style-name="T18">.</text:span></text:p>
      <text:p text:style-name="P19"><text:span text:style-name="T37">Unlike profit-driven corporations, e</text:span><text:span text:style-name="T20">very aspect of Northbridge operations promote</text:span><text:span text:style-name="T32">s</text:span><text:span text:style-name="T20"> socially just, </text:span><text:span text:style-name="T23">healthy and thriving</text:span><text:span text:style-name="T20"> communities. </text:span><text:span text:style-name="T37">Every conference package includes a community feedback loop that allows the social justice community to influence and improve our software. We even provide discounted memberships in exchange for some types of volunteer contribution. </text:span><text:span text:style-name="T32">When our qualified </text:span><text:span text:style-name="T35">members</text:span><text:span text:style-name="T32"> use </text:span><text:span text:style-name="T35">Nexus Web Meet </text:span><text:span text:style-name="T20">to fulfill </text:span><text:span text:style-name="T32">their</text:span><text:span text:style-name="T20"> web conferencing needs, </text:span><text:span text:style-name="T32">they also strengthen, </text:span><text:span text:style-name="T37">and become more closely connected to,</text:span><text:span text:style-name="T32"> the </text:span><text:span text:style-name="T37">social justice community as a whole. </text:span><text:span text:style-name="T20"><text:s/></text:span></text:p>
      <text:h text:style-name="P30" text:outline-level="1">How Is Nexus <text:span text:style-name="T62">Web Meet</text:span> Funded?</text:h>
      <text:p text:style-name="P8">As a US 501(c)(3) organization, Northbridge maintains Nexus Web Meet by means of membership dues. Annual dues of as little as $120 USD allows us to activate one qualified member for one full year in Nexus Web Meet. In addition to traditional membership dues collection and activation, we provide some additional scholarship options.</text:p>
      <text:list xml:id="list3292703130831055771" text:style-name="L2">
        <text:list-item>
          <text:p text:style-name="P25"><text:span text:style-name="T62">To enable organizations on the leanest of budgets take advantage of our resources, </text:span>Northbridge maintains a pool of <text:span text:style-name="T62">membership scholarships that have originated from our own support base </text:span>and <text:span text:style-name="T40">we direct them to our potential members using a </text:span>prioritized wait list. </text:p>
        </text:list-item>
        <text:list-item>
          <text:p text:style-name="P26"><text:span text:style-name="T62">Northbridge supplies easy-to-understand, social media friendly materials to potential members that they may use to l</text:span>ocate a <text:span text:style-name="T62">scholarship source</text:span> from <text:span text:style-name="T40">within </text:span>their own support base. </text:p>
        </text:list-item>
      </text:list>
      <text:h text:style-name="P31" text:outline-level="1">How Do I <text:span text:style-name="T42">Become a Northbridge Member</text:span>?</text:h>
      <text:p text:style-name="P27"><text:span text:style-name="T63">Northbridge Technology Alliance membership is available to charitable organizations who are engaged in social justice and community-building efforts. </text:span><text:span text:style-name="T51">See </text:span><text:span text:style-name="T50">our web site under </text:span><text:a xlink:type="simple" xlink:href="http://northbridgetech.org/index.php?view=apply"><text:span text:style-name="T57">Membership</text:span></text:a><text:span text:style-name="T50"><text:note text:id="ftn0" text:note-class="footnote"><text:note-citation>4</text:note-citation><text:note-body><text:p text:style-name="P14">http://northbridgetech.org?<text:span text:style-name="T60">view=apply</text:span></text:p></text:note-body></text:note></text:span><text:span text:style-name="T50"> for </text:span><text:span text:style-name="T49">complete </text:span><text:span text:style-name="T51">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style:font-name="Khula" fo:font-family="Khula" style:font-style-name="Regular" style:font-pitch="variable" fo:language="zxx" fo:country="none" style:text-underline-style="solid" style:text-underline-width="auto" style:text-underline-color="font-color" fo:background-color="transparent" style:font-size-asian="10.5pt" style:language-asian="zxx" style:country-asian="none" style:language-complex="zxx" style:country-complex="none" style:shadow="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0f7111"/>
    </style:style>
    <style:style style:name="MP2" style:family="paragraph" style:parent-style-name="Footer">
      <style:paragraph-properties fo:text-align="end" style:justify-single-word="false"/>
      <style:text-properties officeooo:rsid="000eab09" officeooo:paragraph-rsid="000eab09"/>
    </style:style>
    <style:style style:name="MP3" style:family="paragraph" style:parent-style-name="Heading_20_1">
      <style:paragraph-properties fo:text-align="end" style:justify-single-word="false"/>
    </style:style>
    <style:style style:name="MP4" style:family="paragraph" style:parent-style-name="Heading_20_1">
      <style:paragraph-properties fo:text-align="end" style:justify-single-word="false"/>
      <style:text-properties fo:font-weight="normal" style:font-weight-asian="normal" style:font-weight-complex="normal"/>
    </style:style>
    <style:style style:name="MT1" style:family="text">
      <style:text-properties officeooo:rsid="006ea3ee"/>
    </style:style>
    <style:style style:name="MT2" style:family="text">
      <style:text-properties officeooo:rsid="0087de65"/>
    </style:style>
    <style:style style:name="MT3" style:family="text">
      <style:text-properties fo:font-style="normal" style:text-underline-style="none" style:font-style-asian="normal" style:font-style-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1"><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3"><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2"><draw:image xlink:href="Pictures/10000000000000C8000000C829C29D22.jpg" xlink:type="simple" xlink:show="embed" xlink:actuate="onLoad"/></draw:frame><text:span text:style-name="MT1">Nexus </text:span>Web Conference Center <text:s text:c="3"/><text:page-number text:select-page="current">3</text:page-number> / <text:page-count>3</text:page-count></text:p>
      </style:footer>
      <style:footer-first>
        <text:p text:style-name="MP2"><draw:frame draw:style-name="Mfr1" draw:name="Image5" text:anchor-type="paragraph" svg:x="0.0681in" svg:y="-0.0374in" svg:width="0.3075in" svg:height="0.3075in" draw:z-index="4"><draw:image xlink:href="Pictures/10000000000000C8000000C829C29D22.jpg" xlink:type="simple" xlink:show="embed" xlink:actuate="onLoad"/></draw:frame><text:span text:style-name="MT2">Member Benefit: Nexus </text:span>Web <text:span text:style-name="MT2">Meet</text:span> <text:s text:c="3"/><text:page-number text:select-page="current">2</text:page-number> / <text:page-count>3</text:page-count></text:p>
      </style:footer-first>
    </style:master-page>
    <style:master-page style:name="First_20_Page" style:display-name="First Page" style:page-layout-name="Mpm2" style:next-style-name="Standard">
      <style:header>
        <text:p text:style-name="Header"/>
      </style:header>
      <style:header-first>
        <text:h text:style-name="MP3" text:outline-level="1"><draw:frame draw:style-name="Mfr1" draw:name="Image3" text:anchor-type="paragraph" svg:x="0.1146in" svg:y="0.1398in" svg:width="3.9071in" svg:height="1.1902in" draw:z-index="0"><draw:image xlink:href="Pictures/100000000000119400000576DA8B4D44.jpg" xlink:type="simple" xlink:show="embed" xlink:actuate="onLoad"/></draw:frame></text:h>
        <text:h text:style-name="MP3" text:outline-level="1">Member <text:span text:style-name="MT3">Benefit</text:span></text:h>
        <text:h text:style-name="MP4" text:outline-level="1">Nexus Web Meet</text:h>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11:12:17.012741436</meta:creation-date>
    <dc:date>2016-03-14T16:29:23.212488370</dc:date>
    <meta:editing-duration>PT7H59M33S</meta:editing-duration>
    <meta:editing-cycles>125</meta:editing-cycles>
    <meta:generator>LibreOffice/4.2.8.2$Linux_X86_64 LibreOffice_project/420m0$Build-2</meta:generator>
    <meta:document-statistic meta:table-count="2" meta:image-count="5" meta:object-count="0" meta:page-count="3" meta:paragraph-count="47" meta:word-count="835" meta:character-count="5684" meta:non-whitespace-character-count="4887"/>
  </office:meta>
</office:document-meta>
</file>